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1a9d" officeooo:paragraph-rsid="00071a9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1a9d" officeooo:paragraph-rsid="00071a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1a9d" officeooo:paragraph-rsid="00071a9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NO.<text:tab/>:<text:tab/>3002</text:p>
      <text:p text:style-name="P2">BATCH<text:tab/>:<text:tab/>K-10</text:p>
      <text:p text:style-name="P1"/>
      <text:p text:style-name="P1"/>
      <text:p text:style-name="P1"/>
      <text:p text:style-name="P1">MAIN.html</text:p>
      <text:p text:style-name="P3">&lt;html&gt;</text:p>
      <text:p text:style-name="P3"></text:p>
      <text:p text:style-name="P3"><text:tab/>&lt;title&gt; SQUADS &lt;/title&gt;</text:p>
      <text:p text:style-name="P3"></text:p>
      <text:p text:style-name="P3"><text:s text:c="2"/><text:tab/> <text:s/>&lt;head&gt;</text:p>
      <text:p text:style-name="P3"></text:p>
      <text:p text:style-name="P3"><text:tab/><text:tab/>&lt;h2 style = "color:DodgerBlue;"&gt;</text:p>
      <text:p text:style-name="P3"><text:tab/><text:tab/>&lt;div align = "center"&gt;</text:p>
      <text:p text:style-name="P3"><text:tab/><text:tab/><text:tab/>WORLD CUP SQUADS</text:p>
      <text:p text:style-name="P3"><text:tab/><text:tab/>&lt;/div&gt;</text:p>
      <text:p text:style-name="P3"><text:tab/><text:tab/>&lt;/h2&gt;</text:p>
      <text:p text:style-name="P3"></text:p>
      <text:p text:style-name="P3"><text:tab/><text:tab/>&lt;style&gt;</text:p>
      <text:p text:style-name="P3"><text:tab/><text:tab/><text:tab/>body</text:p>
      <text:p text:style-name="P3"><text:tab/><text:tab/><text:tab/>{</text:p>
      <text:p text:style-name="P3"><text:tab/><text:tab/><text:tab/> <text:s text:c="3"/>margin: 0;</text:p>
      <text:p text:style-name="P3"><text:tab/><text:tab/><text:tab/>}</text:p>
      <text:p text:style-name="P3"></text:p>
      <text:p text:style-name="P3"><text:tab/><text:tab/><text:tab/>.dropdown</text:p>
      <text:p text:style-name="P3"><text:tab/><text:tab/><text:tab/>{</text:p>
      <text:p text:style-name="P3"><text:tab/><text:tab/><text:tab/> <text:s text:c="3"/>position: relative;</text:p>
      <text:p text:style-name="P3"><text:tab/><text:tab/><text:tab/> <text:s text:c="3"/>display: inline-block;</text:p>
      <text:p text:style-name="P3"><text:tab/><text:tab/><text:tab/>}</text:p>
      <text:p text:style-name="P3"></text:p>
      <text:p text:style-name="P3"><text:tab/><text:tab/><text:tab/>.dropdown-content</text:p>
      <text:p text:style-name="P3"><text:tab/><text:tab/><text:tab/> {</text:p>
      <text:p text:style-name="P3"><text:tab/><text:tab/><text:tab/><text:tab/> <text:s text:c="3"/>display: none;</text:p>
      <text:p text:style-name="P3"><text:tab/><text:tab/><text:tab/><text:tab/> <text:s text:c="3"/>position: absolute;</text:p>
      <text:p text:style-name="P3"><text:tab/><text:tab/><text:tab/><text:tab/> <text:s text:c="3"/>background-color: #f9f9f9;</text:p>
      <text:p text:style-name="P3"><text:tab/><text:tab/><text:tab/><text:tab/> <text:s text:c="3"/>color:#000000</text:p>
      <text:p text:style-name="P3"><text:tab/><text:tab/><text:tab/><text:tab/> <text:s text:c="3"/>min-width: 160px;</text:p>
      <text:p text:style-name="P3"><text:tab/><text:tab/><text:tab/><text:tab/> <text:s text:c="3"/>box-shadow: 0px 8px 16px 0px rgba(0,0,0,0.2);</text:p>
      <text:p text:style-name="P3"><text:tab/><text:tab/><text:tab/><text:tab/> <text:s text:c="3"/>padding: 15px 25px;</text:p>
      <text:p text:style-name="P3"><text:tab/><text:tab/><text:tab/><text:tab/> <text:s text:c="3"/>z-index: 1;</text:p>
      <text:p text:style-name="P3"><text:tab/><text:tab/><text:tab/>}</text:p>
      <text:p text:style-name="P3"></text:p>
      <text:p text:style-name="P3"><text:tab/><text:tab/><text:tab/>.dropdown:hover .dropdown-content</text:p>
      <text:p text:style-name="P3"><text:tab/><text:tab/><text:tab/>{</text:p>
      <text:p text:style-name="P3"><text:tab/><text:tab/><text:tab/> <text:s text:c="3"/>display: block;</text:p>
      <text:p text:style-name="P3"><text:tab/><text:tab/><text:tab/>}</text:p>
      <text:p text:style-name="P3"></text:p>
      <text:p text:style-name="P3"><text:tab/><text:tab/><text:tab/>ul</text:p>
      <text:p text:style-name="P3"><text:tab/><text:tab/><text:tab/> {</text:p>
      <text:p text:style-name="P3"><text:tab/><text:tab/><text:tab/> <text:s text:c="3"/>list-style-type: none;</text:p>
      <text:p text:style-name="P3"><text:tab/><text:tab/><text:tab/> <text:s text:c="3"/>margin: 0px;</text:p>
      <text:p text:style-name="P3"><text:tab/><text:tab/><text:tab/> <text:s text:c="3"/>padding: 0;</text:p>
      <text:p text:style-name="P3"><text:soft-page-break/><text:tab/><text:tab/><text:tab/> <text:s text:c="3"/>width: 22%;</text:p>
      <text:p text:style-name="P3"><text:tab/><text:tab/><text:tab/> <text:s text:c="3"/>background-color: #4abdac;</text:p>
      <text:p text:style-name="P3"><text:tab/><text:tab/><text:tab/> <text:s text:c="3"/>position: fixed;</text:p>
      <text:p text:style-name="P3"><text:tab/><text:tab/><text:tab/> <text:s text:c="3"/>height: 50%;</text:p>
      <text:p text:style-name="P3"><text:tab/><text:tab/><text:tab/> <text:s text:c="3"/>overflow: auto;</text:p>
      <text:p text:style-name="P3"><text:tab/><text:tab/><text:tab/>}</text:p>
      <text:p text:style-name="P3"></text:p>
      <text:p text:style-name="P3"><text:tab/><text:tab/><text:tab/>li a</text:p>
      <text:p text:style-name="P3"><text:tab/><text:tab/><text:tab/> {</text:p>
      <text:p text:style-name="P3"><text:tab/><text:tab/><text:tab/> <text:s text:c="3"/>display: block;</text:p>
      <text:p text:style-name="P3"><text:tab/><text:tab/><text:tab/> <text:s text:c="3"/>color: #000;</text:p>
      <text:p text:style-name="P3"><text:tab/><text:tab/><text:tab/> <text:s text:c="3"/>padding: 8px 16px;</text:p>
      <text:p text:style-name="P3"><text:tab/><text:tab/><text:tab/> <text:s text:c="3"/>text-decoration: none;</text:p>
      <text:p text:style-name="P3"><text:tab/><text:tab/><text:tab/>}</text:p>
      <text:p text:style-name="P3"></text:p>
      <text:p text:style-name="P3"><text:tab/><text:tab/><text:tab/>li a:hover</text:p>
      <text:p text:style-name="P3"><text:tab/><text:tab/><text:tab/>{</text:p>
      <text:p text:style-name="P3"><text:tab/><text:tab/><text:tab/><text:tab/>background-color: #9068be;</text:p>
      <text:p text:style-name="P3"><text:tab/><text:tab/><text:tab/>}</text:p>
      <text:p text:style-name="P3"><text:tab/><text:tab/><text:tab/>&lt;/style&gt;</text:p>
      <text:p text:style-name="P3"></text:p>
      <text:p text:style-name="P3"><text:tab/>&lt;/head&gt;</text:p>
      <text:p text:style-name="P3"></text:p>
      <text:p text:style-name="P3"><text:tab/>&lt;body&gt;</text:p>
      <text:p text:style-name="P3"></text:p>
      <text:p text:style-name="P3"><text:tab/><text:tab/>&lt;iframe src="starter.html" width="75%" height="50%" align="right" name="WC"style="background-color: rgb(0,143,149);"&gt;&lt;/iframe&gt;</text:p>
      <text:p text:style-name="P3"></text:p>
      <text:p text:style-name="P3"><text:tab/><text:tab/>&lt;ul&gt;</text:p>
      <text:p text:style-name="P3"></text:p>
      <text:p text:style-name="P3"><text:tab/><text:tab/><text:tab/>&lt;li&gt;&lt;div class="dropdown"&gt;</text:p>
      <text:p text:style-name="P3"><text:tab/><text:tab/><text:tab/> <text:s/>&lt;a <text:s/>href="europe.html" target="WC"&gt; &lt;span&gt;&lt;h3&gt;Europe&lt;/h3&gt;&lt;/span&gt;</text:p>
      <text:p text:style-name="P3"><text:tab/><text:tab/><text:tab/><text:tab/>&lt;div class="dropdown-content"&gt;</text:p>
      <text:p text:style-name="P3"><text:tab/><text:tab/><text:tab/><text:tab/>&lt;a href="esp_squad.html"&gt;Spain&lt;/a&gt;</text:p>
      <text:p text:style-name="P3"><text:tab/><text:tab/><text:tab/><text:tab/>&lt;a herf="ger_squad.html"&gt;Germany&lt;/a&gt;</text:p>
      <text:p text:style-name="P3"><text:tab/><text:tab/><text:tab/><text:tab/>&lt;a href="eng_squad.html"&gt;England&lt;/a&gt;</text:p>
      <text:p text:style-name="P3"><text:tab/><text:tab/><text:tab/><text:tab/>&lt;/div&gt;</text:p>
      <text:p text:style-name="P3"><text:tab/><text:tab/><text:tab/>&lt;/a&gt;&lt;/li&gt;</text:p>
      <text:p text:style-name="P3"><text:tab/><text:tab/><text:tab/>&lt;/div&gt;</text:p>
      <text:p text:style-name="P3"></text:p>
      <text:p text:style-name="P3"><text:tab/><text:tab/><text:tab/>&lt;li&gt;&lt;div class="dropdown"&gt;</text:p>
      <text:p text:style-name="P3"><text:tab/><text:tab/><text:tab/> <text:s/>&lt;a href="america.html" target="WC"&gt; &lt;span&gt;&lt;h3&gt;America&lt;/h3&gt;&lt;/span&gt;</text:p>
      <text:p text:style-name="P3"><text:tab/><text:tab/><text:tab/><text:tab/>&lt;div class="dropdown-content"&gt;</text:p>
      <text:p text:style-name="P3"><text:tab/><text:tab/><text:tab/><text:tab/>&lt;a href="arg_squad.html"&gt;Argentina&lt;/a&gt;</text:p>
      <text:p text:style-name="P3"><text:tab/><text:tab/><text:tab/><text:tab/>&lt;a href="brz_squad.html"&gt;Brazil&lt;/a&gt;</text:p>
      <text:p text:style-name="P3"><text:tab/><text:tab/><text:tab/><text:tab/>&lt;a href="col_squad.html"&gt;Columbia&lt;/a&gt;</text:p>
      <text:p text:style-name="P3"><text:tab/><text:tab/><text:tab/><text:tab/>&lt;/div&gt;</text:p>
      <text:p text:style-name="P3"><text:tab/><text:tab/><text:tab/> <text:s/>&lt;/a&gt;&lt;/li&gt;</text:p>
      <text:p text:style-name="P3"><text:tab/><text:tab/><text:tab/> <text:s/>&lt;/div&gt;</text:p>
      <text:p text:style-name="P3"></text:p>
      <text:p text:style-name="P3"><text:tab/><text:tab/><text:tab/> <text:s/>&lt;li&gt;&lt;div class="dropdown"&gt;</text:p>
      <text:p text:style-name="P3"><text:tab/><text:tab/><text:tab/> <text:s/>&lt;a href="asia.html" target="WC"&gt; &lt;span&gt;&lt;h3&gt;Asia&lt;/h3&gt;&lt;/span&gt;</text:p>
      <text:p text:style-name="P3"><text:soft-page-break/><text:s text:c="2"/><text:tab/><text:tab/><text:tab/><text:tab/>&lt;div class="dropdown-content"&gt;</text:p>
      <text:p text:style-name="P3"><text:tab/><text:tab/><text:tab/><text:tab/>&lt;a href="sutk_squad.html"&gt;South Korea&lt;/a&gt;</text:p>
      <text:p text:style-name="P3"><text:tab/><text:tab/><text:tab/><text:tab/>&lt;a href="jap_squad.html"&gt;Japan&lt;/a&gt;</text:p>
      <text:p text:style-name="P3"><text:tab/><text:tab/><text:tab/><text:tab/>&lt;a href="ira.html"&gt;Iran&lt;/a&gt;</text:p>
      <text:p text:style-name="P3"><text:tab/><text:tab/><text:tab/><text:tab/>&lt;/div&gt;</text:p>
      <text:p text:style-name="P3"><text:tab/><text:tab/><text:tab/> <text:s/>&lt;/a&gt;&lt;/li&gt;</text:p>
      <text:p text:style-name="P3"><text:tab/> <text:s/><text:tab/><text:tab/> &lt;/div&gt;</text:p>
      <text:p text:style-name="P3"></text:p>
      <text:p text:style-name="P3"><text:tab/><text:tab/>&lt;/ul&gt;</text:p>
      <text:p text:style-name="P3"></text:p>
      <text:p text:style-name="P3"><text:tab/>&lt;body&gt;</text:p>
      <text:p text:style-name="P3"></text:p>
      <text:p text:style-name="P3"></text:p>
      <text:p text:style-name="P3">&lt;/html&gt;</text:p>
      <text:p text:style-name="P3"/>
      <text:p text:style-name="P3"/>
      <text:p text:style-name="P1">america.html</text:p>
      <text:p text:style-name="P3"/>
      <text:p text:style-name="P3">&lt;html&gt;</text:p>
      <text:p text:style-name="P3"><text:s text:c="4"/>&lt;head&gt;</text:p>
      <text:p text:style-name="P3"><text:s text:c="8"/>&lt;style&gt;</text:p>
      <text:p text:style-name="P3"><text:s text:c="16"/>div.polaroid</text:p>
      <text:p text:style-name="P3"><text:s text:c="16"/>{</text:p>
      <text:p text:style-name="P3"><text:s text:c="20"/>float: left;</text:p>
      <text:p text:style-name="P3"><text:s text:c="22"/>background-color: white;</text:p>
      <text:p text:style-name="P3"><text:s text:c="22"/>box-shadow: 0 4px 8px 0 rgba(0, 0, 0, 0.2), 0 6px 20px 0 rgba(0, 0, 0, 0.19);</text:p>
      <text:p text:style-name="P3"><text:s text:c="22"/>margin-bottom: 25px;</text:p>
      <text:p text:style-name="P3"><text:s text:c="22"/>margin-left: 25px;</text:p>
      <text:p text:style-name="P3"><text:s text:c="22"/>margin-right: 20px;</text:p>
      <text:p text:style-name="P3"></text:p>
      <text:p text:style-name="P3"><text:s text:c="20"/>border: 5px solid black;</text:p>
      <text:p text:style-name="P3"><text:s text:c="20"/>border-radius: 4px;</text:p>
      <text:p text:style-name="P3"><text:s text:c="20"/>width: 27%;</text:p>
      <text:p text:style-name="P3"><text:s text:c="20"/>height: 80%;</text:p>
      <text:p text:style-name="P3"><text:s text:c="16"/>}</text:p>
      <text:p text:style-name="P3"></text:p>
      <text:p text:style-name="P3"><text:s text:c="16"/>div.container</text:p>
      <text:p text:style-name="P3"><text:s text:c="17"/>{</text:p>
      <text:p text:style-name="P3"><text:s text:c="22"/>text-align: center;</text:p>
      <text:p text:style-name="P3"><text:s text:c="22"/>padding: 10px 20px;</text:p>
      <text:p text:style-name="P3"><text:s text:c="17"/>}</text:p>
      <text:p text:style-name="P3"></text:p>
      <text:p text:style-name="P3"><text:s text:c="8"/>&lt;/style&gt;</text:p>
      <text:p text:style-name="P3"><text:s text:c="4"/>&lt;/head&gt;</text:p>
      <text:p text:style-name="P3"></text:p>
      <text:p text:style-name="P3"><text:s text:c="4"/>&lt;body&gt;</text:p>
      <text:p text:style-name="P3"></text:p>
      <text:p text:style-name="P3"><text:s text:c="8"/>&lt;div class="polaroid"&gt;</text:p>
      <text:p text:style-name="P3"><text:s text:c="13"/>&lt;a href="arg_squad.html" target="_blank"&gt;</text:p>
      <text:p text:style-name="P3"><text:s text:c="13"/>&lt;img src="argentina.png" style="width:100%;height:80%;border:2%;"&gt;</text:p>
      <text:p text:style-name="P3"></text:p>
      <text:p text:style-name="P3"><text:s text:c="13"/>&lt;div class="container"&gt;</text:p>
      <text:p text:style-name="P3"><text:soft-page-break/><text:s text:c="20"/>&lt;p&gt;&lt;h3&gt;Argentina&lt;/h3&gt;&lt;/p&gt;</text:p>
      <text:p text:style-name="P3"><text:s text:c="12"/>&lt;/div&gt;</text:p>
      <text:p text:style-name="P3"></text:p>
      <text:p text:style-name="P3"><text:s text:c="12"/>&lt;/a&gt;</text:p>
      <text:p text:style-name="P3"></text:p>
      <text:p text:style-name="P3"><text:s text:c="8"/>&lt;/div&gt;</text:p>
      <text:p text:style-name="P3"></text:p>
      <text:p text:style-name="P3"></text:p>
      <text:p text:style-name="P3"><text:s text:c="8"/>&lt;div class="polaroid"&gt;</text:p>
      <text:p text:style-name="P3"><text:s text:c="12"/>&lt;a href="brz_squad.html" target="_blank"&gt;</text:p>
      <text:p text:style-name="P3"><text:s text:c="16"/>&lt;img src="brazil.png" style="width:100%;height:80%;border:2%;"&gt;</text:p>
      <text:p text:style-name="P3"></text:p>
      <text:p text:style-name="P3"><text:s text:c="17"/>&lt;div class="container"&gt;</text:p>
      <text:p text:style-name="P3"><text:s text:c="20"/>&lt;p&gt;&lt;h3&gt;Brazil&lt;/h3&gt;&lt;/p&gt;</text:p>
      <text:p text:style-name="P3"><text:s text:c="12"/>&lt;/div&gt;</text:p>
      <text:p text:style-name="P3"></text:p>
      <text:p text:style-name="P3"><text:s text:c="12"/>&lt;/a&gt;</text:p>
      <text:p text:style-name="P3"></text:p>
      <text:p text:style-name="P3"><text:s text:c="8"/>&lt;/div&gt;</text:p>
      <text:p text:style-name="P3"></text:p>
      <text:p text:style-name="P3"></text:p>
      <text:p text:style-name="P3"><text:s text:c="8"/>&lt;div class="polaroid"&gt;</text:p>
      <text:p text:style-name="P3"><text:s text:c="12"/>&lt;a href="col_squad.html" target="_blank"&gt;</text:p>
      <text:p text:style-name="P3"><text:s text:c="16"/>&lt;img src="columbia.jpg" style="width:100%;height:80%;border:2%;"&gt;</text:p>
      <text:p text:style-name="P3"></text:p>
      <text:p text:style-name="P3"><text:s text:c="16"/>&lt;div class="container"&gt;</text:p>
      <text:p text:style-name="P3"><text:s text:c="21"/>&lt;p&gt;&lt;h3&gt;Columbia&lt;/h3&gt;&lt;/p&gt;</text:p>
      <text:p text:style-name="P3"><text:s text:c="16"/>&lt;/div&gt;</text:p>
      <text:p text:style-name="P3"></text:p>
      <text:p text:style-name="P3"><text:s text:c="12"/>&lt;/a&gt;</text:p>
      <text:p text:style-name="P3"></text:p>
      <text:p text:style-name="P3"><text:s text:c="8"/>&lt;/div&gt;</text:p>
      <text:p text:style-name="P3"></text:p>
      <text:p text:style-name="P3"></text:p>
      <text:p text:style-name="P3"><text:s text:c="4"/>&lt;/body&gt;</text:p>
      <text:p text:style-name="P3"></text:p>
      <text:p text:style-name="P3">&lt;/html&gt;</text:p>
      <text:p text:style-name="P3"/>
      <text:p text:style-name="P1">asia.html</text:p>
      <text:p text:style-name="P3"/>
      <text:p text:style-name="P3">&lt;html&gt;</text:p>
      <text:p text:style-name="P3"><text:s text:c="4"/>&lt;head&gt;</text:p>
      <text:p text:style-name="P3"><text:s text:c="8"/>&lt;style&gt;</text:p>
      <text:p text:style-name="P3"><text:s text:c="16"/>div.polaroid</text:p>
      <text:p text:style-name="P3"><text:s text:c="16"/>{</text:p>
      <text:p text:style-name="P3"><text:s text:c="20"/>float: left;</text:p>
      <text:p text:style-name="P3"><text:s text:c="22"/>background-color: white;</text:p>
      <text:p text:style-name="P3"><text:s text:c="22"/>box-shadow: 0 4px 8px 0 rgba(0, 0, 0, 0.2), 0 6px 20px 0 rgba(0, 0, 0, 0.19);</text:p>
      <text:p text:style-name="P3"><text:s text:c="22"/>margin-bottom: 25px;</text:p>
      <text:p text:style-name="P3"><text:s text:c="22"/>margin-left: 25px;</text:p>
      <text:p text:style-name="P3"><text:s text:c="22"/>margin-right: 20px;</text:p>
      <text:p text:style-name="P3"></text:p>
      <text:p text:style-name="P3"><text:soft-page-break/><text:s text:c="20"/>border: 5px solid black;</text:p>
      <text:p text:style-name="P3"><text:s text:c="20"/>border-radius: 4px;</text:p>
      <text:p text:style-name="P3"><text:s text:c="20"/>width: 27%;</text:p>
      <text:p text:style-name="P3"><text:s text:c="20"/>height: 80%;</text:p>
      <text:p text:style-name="P3"><text:s text:c="16"/>}</text:p>
      <text:p text:style-name="P3"></text:p>
      <text:p text:style-name="P3"><text:s text:c="16"/>div.container</text:p>
      <text:p text:style-name="P3"><text:s text:c="17"/>{</text:p>
      <text:p text:style-name="P3"><text:s text:c="22"/>text-align: center;</text:p>
      <text:p text:style-name="P3"><text:s text:c="22"/>padding: 10px 20px;</text:p>
      <text:p text:style-name="P3"><text:s text:c="17"/>}</text:p>
      <text:p text:style-name="P3"></text:p>
      <text:p text:style-name="P3"><text:s text:c="8"/>&lt;/style&gt;</text:p>
      <text:p text:style-name="P3"><text:s text:c="4"/>&lt;/head&gt;</text:p>
      <text:p text:style-name="P3"></text:p>
      <text:p text:style-name="P3"><text:s text:c="4"/>&lt;body&gt;</text:p>
      <text:p text:style-name="P3"></text:p>
      <text:p text:style-name="P3"><text:s text:c="8"/>&lt;div class="polaroid"&gt;</text:p>
      <text:p text:style-name="P3"><text:s text:c="13"/>&lt;a href="sutk_squad.html" target="_blank"&gt;</text:p>
      <text:p text:style-name="P3"><text:s text:c="13"/>&lt;img src="southKorea.jpg" style="width:100%;height:80%;border:2%;"&gt;</text:p>
      <text:p text:style-name="P3"></text:p>
      <text:p text:style-name="P3"><text:s text:c="13"/>&lt;div class="container"&gt;</text:p>
      <text:p text:style-name="P3"><text:s text:c="20"/>&lt;p&gt;&lt;h3&gt;South Korea&lt;/h3&gt;&lt;/p&gt;</text:p>
      <text:p text:style-name="P3"><text:s text:c="12"/>&lt;/div&gt;</text:p>
      <text:p text:style-name="P3"></text:p>
      <text:p text:style-name="P3"><text:s text:c="12"/>&lt;/a&gt;</text:p>
      <text:p text:style-name="P3"></text:p>
      <text:p text:style-name="P3"><text:s text:c="8"/>&lt;/div&gt;</text:p>
      <text:p text:style-name="P3"></text:p>
      <text:p text:style-name="P3"></text:p>
      <text:p text:style-name="P3"><text:s text:c="8"/>&lt;div class="polaroid"&gt;</text:p>
      <text:p text:style-name="P3"><text:s text:c="12"/>&lt;a href="jap_squad.html" target="_blank"&gt;</text:p>
      <text:p text:style-name="P3"><text:s text:c="16"/>&lt;img src="japan.jpg" style="width:100%;height:80%;border:2%;"&gt;</text:p>
      <text:p text:style-name="P3"></text:p>
      <text:p text:style-name="P3"><text:s text:c="17"/>&lt;div class="container"&gt;</text:p>
      <text:p text:style-name="P3"><text:s text:c="20"/>&lt;p&gt;&lt;h3&gt;Japan&lt;/h3&gt;&lt;/p&gt;</text:p>
      <text:p text:style-name="P3"><text:s text:c="12"/>&lt;/div&gt;</text:p>
      <text:p text:style-name="P3"></text:p>
      <text:p text:style-name="P3"><text:s text:c="12"/>&lt;/a&gt;</text:p>
      <text:p text:style-name="P3"></text:p>
      <text:p text:style-name="P3"><text:s text:c="8"/>&lt;/div&gt;</text:p>
      <text:p text:style-name="P3"></text:p>
      <text:p text:style-name="P3"></text:p>
      <text:p text:style-name="P3"><text:s text:c="8"/>&lt;div class="polaroid"&gt;</text:p>
      <text:p text:style-name="P3"><text:s text:c="12"/>&lt;a href="ira.html" target="_blank"&gt;</text:p>
      <text:p text:style-name="P3"><text:s text:c="16"/>&lt;img src="iran.png" style="width:100%;height:80%;border:2%;"&gt;</text:p>
      <text:p text:style-name="P3"></text:p>
      <text:p text:style-name="P3"><text:s text:c="16"/>&lt;div class="container"&gt;</text:p>
      <text:p text:style-name="P3"><text:s text:c="21"/>&lt;p&gt;&lt;h3&gt;Iran&lt;/h3&gt;&lt;/p&gt;</text:p>
      <text:p text:style-name="P3"><text:s text:c="16"/>&lt;/div&gt;</text:p>
      <text:p text:style-name="P3"></text:p>
      <text:p text:style-name="P3"><text:s text:c="12"/>&lt;/a&gt;</text:p>
      <text:p text:style-name="P3"><text:soft-page-break/></text:p>
      <text:p text:style-name="P3"><text:s text:c="8"/>&lt;/div&gt;</text:p>
      <text:p text:style-name="P3"></text:p>
      <text:p text:style-name="P3"></text:p>
      <text:p text:style-name="P3"><text:s text:c="4"/>&lt;/body&gt;</text:p>
      <text:p text:style-name="P3"></text:p>
      <text:p text:style-name="P3">&lt;/html&gt;</text:p>
      <text:p text:style-name="P3"/>
      <text:p text:style-name="P1">europe.html</text:p>
      <text:p text:style-name="P3"/>
      <text:p text:style-name="P3">&lt;html&gt;</text:p>
      <text:p text:style-name="P3"><text:tab/>&lt;head&gt;</text:p>
      <text:p text:style-name="P3"><text:tab/><text:tab/>&lt;style&gt;</text:p>
      <text:p text:style-name="P3"><text:tab/><text:tab/><text:tab/><text:tab/>div.polaroid</text:p>
      <text:p text:style-name="P3"><text:tab/><text:tab/><text:tab/><text:tab/>{</text:p>
      <text:p text:style-name="P3"><text:tab/><text:tab/><text:tab/><text:tab/><text:tab/>float: left;</text:p>
      <text:p text:style-name="P3"><text:tab/><text:tab/><text:tab/><text:tab/><text:tab/> <text:s/>background-color: white;</text:p>
      <text:p text:style-name="P3"><text:tab/><text:tab/><text:tab/><text:tab/><text:tab/> <text:s/>box-shadow: 0 4px 8px 0 rgba(0, 0, 0, 0.2), 0 6px 20px 0 rgba(0, 0, 0, 0.19);</text:p>
      <text:p text:style-name="P3"><text:tab/><text:tab/><text:tab/><text:tab/><text:tab/> <text:s/>margin-bottom: 25px;</text:p>
      <text:p text:style-name="P3"><text:tab/><text:tab/><text:tab/><text:tab/><text:tab/> <text:s/>margin-left: 25px;</text:p>
      <text:p text:style-name="P3"><text:tab/><text:tab/><text:tab/><text:tab/><text:tab/> <text:s/>margin-right: 20px;</text:p>
      <text:p text:style-name="P3"></text:p>
      <text:p text:style-name="P3"><text:tab/><text:tab/><text:tab/><text:tab/><text:tab/>border: 5px solid black;</text:p>
      <text:p text:style-name="P3"><text:tab/><text:tab/><text:tab/><text:tab/> <text:s text:c="3"/>border-radius: 4px;</text:p>
      <text:p text:style-name="P3"><text:tab/><text:tab/><text:tab/><text:tab/> <text:s text:c="3"/>width: 27%;</text:p>
      <text:p text:style-name="P3"><text:tab/><text:tab/><text:tab/><text:tab/> <text:s text:c="3"/>height: 80%;</text:p>
      <text:p text:style-name="P3"><text:tab/><text:tab/><text:tab/><text:tab/>}</text:p>
      <text:p text:style-name="P3"></text:p>
      <text:p text:style-name="P3"><text:tab/><text:tab/><text:tab/><text:tab/>div.container</text:p>
      <text:p text:style-name="P3"><text:tab/><text:tab/><text:tab/><text:tab/> {</text:p>
      <text:p text:style-name="P3"><text:tab/><text:tab/><text:tab/><text:tab/><text:tab/> <text:s/>text-align: center;</text:p>
      <text:p text:style-name="P3"><text:tab/><text:tab/><text:tab/><text:tab/><text:tab/> <text:s/>padding: 10px 20px;</text:p>
      <text:p text:style-name="P3"><text:tab/><text:tab/><text:tab/> <text:s text:c="4"/>}</text:p>
      <text:p text:style-name="P3"></text:p>
      <text:p text:style-name="P3"><text:tab/><text:tab/>&lt;/style&gt;</text:p>
      <text:p text:style-name="P3"><text:tab/>&lt;/head&gt;</text:p>
      <text:p text:style-name="P3"></text:p>
      <text:p text:style-name="P3"><text:tab/>&lt;body&gt;</text:p>
      <text:p text:style-name="P3"></text:p>
      <text:p text:style-name="P3"><text:tab/><text:tab/>&lt;div class="polaroid"&gt;</text:p>
      <text:p text:style-name="P3"><text:tab/><text:tab/><text:tab/> &lt;a href="esp_squad.html" target="_blank"&gt;</text:p>
      <text:p text:style-name="P3"><text:tab/> <text:s/><text:tab/><text:tab/> &lt;img src="spain.png" style="width:100%;height:80%;border:2%;"&gt;</text:p>
      <text:p text:style-name="P3"></text:p>
      <text:p text:style-name="P3"><text:tab/> <text:s/><text:tab/><text:tab/> &lt;div class="container"&gt;</text:p>
      <text:p text:style-name="P3"><text:tab/> <text:s text:c="5"/><text:tab/><text:tab/><text:tab/>&lt;p&gt;&lt;h3&gt;Spain&lt;/h3&gt;&lt;/p&gt;</text:p>
      <text:p text:style-name="P3"><text:tab/><text:tab/> <text:s text:c="3"/>&lt;/div&gt;</text:p>
      <text:p text:style-name="P3"></text:p>
      <text:p text:style-name="P3"><text:tab/><text:tab/> <text:s text:c="3"/>&lt;/a&gt;</text:p>
      <text:p text:style-name="P3"></text:p>
      <text:p text:style-name="P3"><text:s text:c="2"/><text:tab/><text:tab/>&lt;/div&gt;</text:p>
      <text:p text:style-name="P3"></text:p>
      <text:p text:style-name="P3"><text:soft-page-break/></text:p>
      <text:p text:style-name="P3"><text:tab/><text:tab/>&lt;div class="polaroid"&gt;</text:p>
      <text:p text:style-name="P3"><text:tab/><text:tab/><text:tab/>&lt;a href="ger_squad.html" target="_blank"&gt;</text:p>
      <text:p text:style-name="P3"><text:tab/> <text:s/><text:tab/><text:tab/><text:tab/>&lt;img src="germany.png" style="width:100%;height:80%;border:2%;"&gt;</text:p>
      <text:p text:style-name="P3"></text:p>
      <text:p text:style-name="P3"><text:tab/> <text:s/><text:tab/><text:tab/><text:tab/> &lt;div class="container"&gt;</text:p>
      <text:p text:style-name="P3"><text:tab/><text:tab/> <text:s text:c="5"/><text:tab/><text:tab/>&lt;p&gt;&lt;h3&gt;Germany&lt;/h3&gt;&lt;/p&gt;</text:p>
      <text:p text:style-name="P3"><text:tab/><text:tab/> <text:s text:c="3"/>&lt;/div&gt;</text:p>
      <text:p text:style-name="P3"></text:p>
      <text:p text:style-name="P3"><text:tab/><text:tab/><text:tab/>&lt;/a&gt;</text:p>
      <text:p text:style-name="P3"></text:p>
      <text:p text:style-name="P3"><text:s text:c="2"/><text:tab/><text:tab/>&lt;/div&gt;</text:p>
      <text:p text:style-name="P3"></text:p>
      <text:p text:style-name="P3"></text:p>
      <text:p text:style-name="P3"><text:tab/><text:tab/>&lt;div class="polaroid"&gt;</text:p>
      <text:p text:style-name="P3"><text:tab/><text:tab/><text:tab/>&lt;a href="eng_squad.html" target="_blank"&gt;</text:p>
      <text:p text:style-name="P3"><text:tab/> <text:s/><text:tab/><text:tab/><text:tab/>&lt;img src="england.jpeg" style="width:100%;height:80%;border:2%;"&gt;</text:p>
      <text:p text:style-name="P3"></text:p>
      <text:p text:style-name="P3"><text:tab/> <text:s/><text:tab/><text:tab/><text:tab/>&lt;div class="container"&gt;</text:p>
      <text:p text:style-name="P3"><text:tab/><text:tab/> <text:s text:c="4"/><text:tab/><text:tab/> &lt;p&gt;&lt;h3&gt;England&lt;/h3&gt;&lt;/p&gt;</text:p>
      <text:p text:style-name="P3"><text:tab/><text:tab/> <text:s text:c="3"/><text:tab/>&lt;/div&gt;</text:p>
      <text:p text:style-name="P3"></text:p>
      <text:p text:style-name="P3"><text:tab/><text:tab/> <text:s text:c="3"/>&lt;/a&gt;</text:p>
      <text:p text:style-name="P3"></text:p>
      <text:p text:style-name="P3"><text:s text:c="2"/><text:tab/><text:tab/>&lt;/div&gt;</text:p>
      <text:p text:style-name="P3"></text:p>
      <text:p text:style-name="P3"></text:p>
      <text:p text:style-name="P3"><text:tab/>&lt;/body&gt;</text:p>
      <text:p text:style-name="P3"></text:p>
      <text:p text:style-name="P3">&lt;/html&gt;</text:p>
      <text:p text:style-name="P3"/>
      <text:p text:style-name="P1">arg_squad.html</text:p>
      <text:p text:style-name="P3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ARGENTINA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Caballero &lt;br&gt;&lt;br&gt;&lt;hr&gt;</text:p>
      <text:p text:style-name="P3"><text:tab/> <text:tab/>&lt;hr&gt;&lt;h5&gt;DEFENDERS <text:s text:c="2"/>:&lt;/h5&gt; <text:s/>Mercado,Oatamendi,Rojo,Acuna&lt;br&gt;&lt;br&gt;&lt;hr&gt;</text:p>
      <text:p text:style-name="P3"><text:tab/> <text:tab/>&lt;hr&gt;&lt;h5&gt;MIDFEILDERS :&lt;/h5&gt; <text:s/>Biglia,Banega,Macherano,Di <text:soft-page-break/>Maria&lt;br&gt;&lt;br&gt;&lt;hr&gt;</text:p>
      <text:p text:style-name="P3"><text:tab/> <text:tab/>&lt;hr&gt;&lt;h5&gt;FORWARDS <text:s text:c="3"/>:&lt;/h5&gt; <text:s/>Messi,Aguero,Higuain,Dybala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brz_squad.html</text:p>
      <text:p text:style-name="P3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BRAZIL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Allison &lt;br&gt;&lt;br&gt;&lt;hr&gt;</text:p>
      <text:p text:style-name="P3"><text:tab/> <text:tab/>&lt;hr&gt;&lt;h5&gt;DEFENDERS <text:s text:c="2"/>:&lt;/h5&gt; <text:s/>Danilo,Silva,Marquiniohs,Marcelo&lt;br&gt;&lt;br&gt;&lt;hr&gt;</text:p>
      <text:p text:style-name="P3"><text:tab/> <text:tab/>&lt;hr&gt;&lt;h5&gt;MIDFEILDERS :&lt;/h5&gt; <text:s/>Casemiro,PaulinohCoutinoh,Fernandinoh&lt;br&gt;&lt;br&gt;&lt;hr&gt;</text:p>
      <text:p text:style-name="P3"><text:tab/> <text:tab/>&lt;hr&gt;&lt;h5&gt;FORWARDS <text:s text:c="3"/>:&lt;/h5&gt; <text:s/>Neymar,Jesus,Costa,Firminoh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col_squad.html</text:p>
      <text:p text:style-name="P1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COLUMBIA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<text:soft-page-break/></text:p>
      <text:p text:style-name="P3"><text:tab/> &lt;body&gt;</text:p>
      <text:p text:style-name="P3"></text:p>
      <text:p text:style-name="P3"><text:tab/> <text:tab/>&lt;hr&gt;&lt;h5&gt;GOALKEEPER <text:s/>:&lt;/h5&gt; <text:s/>Ospina &lt;br&gt;&lt;br&gt;&lt;hr&gt;</text:p>
      <text:p text:style-name="P3"><text:tab/> <text:tab/>&lt;hr&gt;&lt;h5&gt;DEFENDERS <text:s text:c="2"/>:&lt;/h5&gt; Zapata,Sanchez,Mina,Arias&lt;br&gt;&lt;br&gt;&lt;hr&gt;</text:p>
      <text:p text:style-name="P3"><text:tab/> <text:tab/>&lt;hr&gt;&lt;h5&gt;MIDFEILDERS :&lt;/h5&gt; <text:s/>Barios,Roudrigez,Cuadrado,Uribe&lt;br&gt;&lt;br&gt;&lt;hr&gt;</text:p>
      <text:p text:style-name="P3"><text:tab/> <text:tab/>&lt;hr&gt;&lt;h5&gt;FORWARDS <text:s text:c="3"/>:&lt;/h5&gt; <text:s/>Falcao,Borja,Muriel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eng_squad.html</text:p>
      <text:p text:style-name="P3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ENGLAND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Pickford &lt;br&gt;&lt;br&gt;&lt;hr&gt;</text:p>
      <text:p text:style-name="P3"><text:tab/> <text:tab/>&lt;hr&gt;&lt;h5&gt;DEFENDERS <text:s text:c="2"/>:&lt;/h5&gt; <text:s/>Walker,Stones,Rose,Young&lt;br&gt;&lt;br&gt;&lt;hr&gt;</text:p>
      <text:p text:style-name="P3"><text:tab/> <text:tab/>&lt;hr&gt;&lt;h5&gt;MIDFEILDERS :&lt;/h5&gt; <text:s/>Dier,Lingard,Henderson,Dele&lt;br&gt;&lt;br&gt;&lt;hr&gt;</text:p>
      <text:p text:style-name="P3"><text:tab/> <text:tab/>&lt;hr&gt;&lt;h5&gt;FORWARDS <text:s text:c="3"/>:&lt;/h5&gt; <text:s/>Kane,Rashford,Vardy,Sterling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esp_squad.html</text:p>
      <text:p text:style-name="P1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ESPAIN</text:p>
      <text:p text:style-name="P3"><text:soft-page-break/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De Gea &lt;br&gt;&lt;br&gt;&lt;hr&gt;</text:p>
      <text:p text:style-name="P3"><text:tab/> <text:tab/>&lt;hr&gt;&lt;h5&gt;DEFENDERS <text:s text:c="2"/>:&lt;/h5&gt; <text:s/>Carvajal,Ramos,Pique,Alba&lt;br&gt;&lt;br&gt;&lt;hr&gt;</text:p>
      <text:p text:style-name="P3"><text:tab/> <text:tab/>&lt;hr&gt;&lt;h5&gt;MIDFEILDERS :&lt;/h5&gt; <text:s/>Iniesta,Busqet,Isco,Asensio&lt;br&gt;&lt;br&gt;&lt;hr&gt;</text:p>
      <text:p text:style-name="P3"><text:tab/> <text:tab/>&lt;hr&gt;&lt;h5&gt;FORWARDS <text:s text:c="3"/>:&lt;/h5&gt; <text:s/>Costa,Vazques,Aspas,Rodrigo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ger_squad.html</text:p>
      <text:p text:style-name="P1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MediumSeaGreen;"&gt;</text:p>
      <text:p text:style-name="P3"><text:tab/><text:tab/>&lt;div align = "center"&gt;</text:p>
      <text:p text:style-name="P3"><text:tab/><text:tab/><text:tab/>GERMANY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Neuer &lt;br&gt;&lt;br&gt;&lt;hr&gt;</text:p>
      <text:p text:style-name="P3"><text:tab/> <text:tab/>&lt;hr&gt;&lt;h5&gt;DEFENDERS <text:s text:c="2"/>:&lt;/h5&gt; <text:s/>Kimmich,Boateng,Hummels,Rudiger&lt;br&gt;&lt;br&gt;&lt;hr&gt;</text:p>
      <text:p text:style-name="P3"><text:tab/> <text:tab/>&lt;hr&gt;&lt;h5&gt;MIDFEILDERS :&lt;/h5&gt; <text:s/>Ozil,Kroos,Khedira,Gundogan&lt;br&gt;&lt;br&gt;&lt;hr&gt;</text:p>
      <text:p text:style-name="P3"><text:tab/> <text:tab/>&lt;hr&gt;&lt;h5&gt;FORWARDS <text:s text:c="3"/>:&lt;/h5&gt; <text:s/>Muller,Werner,Gomez,Draxler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ira,html</text:p>
      <text:p text:style-name="P1"/>
      <text:p text:style-name="P3">&lt;html&gt;</text:p>
      <text:p text:style-name="P3"></text:p>
      <text:p text:style-name="P3"><text:soft-page-break/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IRAN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Beiranvand, &lt;br&gt;&lt;br&gt;&lt;hr&gt;</text:p>
      <text:p text:style-name="P3"><text:tab/> <text:tab/>&lt;hr&gt;&lt;h5&gt;DEFENDERS <text:s text:c="2"/>:&lt;/h5&gt; <text:s/>Hajsafi,Ezatolahi,Ansarifard,Rezaeian&lt;br&gt;&lt;br&gt;&lt;hr&gt;</text:p>
      <text:p text:style-name="P3"><text:tab/> <text:tab/>&lt;hr&gt;&lt;h5&gt;MIDFEILDERS :&lt;/h5&gt; <text:s/>Pouraliganj,Jahanbakhsh, Hosseini,Azmoun,&lt;br&gt;&lt;br&gt;&lt;hr&gt;</text:p>
      <text:p text:style-name="P3"><text:tab/> <text:tab/>&lt;hr&gt;&lt;h5&gt;FORWARDS <text:s text:c="3"/>:&lt;/h5&gt; <text:s/>Ebrahimi,Amiri,,Azmoun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/>
      <text:p text:style-name="P1">jap_squad.html</text:p>
      <text:p text:style-name="P3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JAPAN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Kawashima &lt;br&gt;&lt;br&gt;&lt;hr&gt;</text:p>
      <text:p text:style-name="P3"><text:tab/> <text:tab/>&lt;hr&gt;&lt;h5&gt;DEFENDERS <text:s text:c="2"/>:&lt;/h5&gt; <text:s/>Ueda,Shoji,Sakai,Yoshida&lt;br&gt;&lt;br&gt;&lt;hr&gt;</text:p>
      <text:p text:style-name="P3"><text:tab/> <text:tab/>&lt;hr&gt;&lt;h5&gt;MIDFEILDERS :&lt;/h5&gt; <text:s/>Honda,Kagawa,Inui,Oshima&lt;br&gt;&lt;br&gt;&lt;hr&gt;</text:p>
      <text:p text:style-name="P3"><text:tab/> <text:tab/>&lt;hr&gt;&lt;h5&gt;FORWARDS <text:s text:c="3"/>:&lt;/h5&gt; <text:s/>Okazaki,Muto,Osaka&lt;br&gt;&lt;br&gt;&lt;hr&gt;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  <text:p text:style-name="P3"><text:soft-page-break/></text:p>
      <text:p text:style-name="P1">sutk_squad.html</text:p>
      <text:p text:style-name="P1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SOUTH KOREA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Seng-gyu &lt;br&gt;&lt;br&gt;&lt;hr&gt;</text:p>
      <text:p text:style-name="P3"><text:tab/> <text:tab/>&lt;hr&gt;&lt;h5&gt;DEFENDERS <text:s text:c="2"/>:&lt;/h5&gt; <text:s/>Young-gwon,Hyun-Soo,Joo-Hoo,Chul&lt;br&gt;&lt;br&gt;&lt;hr&gt;</text:p>
      <text:p text:style-name="P3"><text:tab/> <text:tab/>&lt;hr&gt;&lt;h5&gt;MIDFEILDERS :&lt;/h5&gt; <text:s/>Syun-Yeng,Ban-Suk,Seon-Min,Se-jong&lt;br&gt;&lt;br&gt;&lt;hr&gt;</text:p>
      <text:p text:style-name="P3"><text:tab/> <text:tab/>&lt;hr&gt;&lt;h5&gt;FORWARDS <text:s text:c="3"/>:&lt;/h5&gt; <text:s/>Kagawa,Wook,Heung-min&lt;br&gt;&lt;br&gt;&lt;hr&gt;</text:p>
      <text:p text:style-name="P3"></text:p>
      <text:p text:style-name="P3"></text:p>
      <text:p text:style-name="P3"><text:tab/> &lt;/body&gt;</text:p>
      <text:p text:style-name="P3"></text:p>
      <text:p text:style-name="P3"></text:p>
      <text:p text:style-name="P3"></text:p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9:34:22.809425870</meta:creation-date>
    <dc:date>2018-07-17T19:48:51.586832985</dc:date>
    <meta:editing-duration>P0D</meta:editing-duration>
    <meta:editing-cycles>1</meta:editing-cycles>
    <meta:document-statistic meta:table-count="0" meta:image-count="0" meta:object-count="0" meta:page-count="12" meta:paragraph-count="563" meta:word-count="753" meta:character-count="10606" meta:non-whitespace-character-count="7313"/>
    <meta:generator>LibreOffice/4.2.8.2$Linux_X86_64 LibreOffice_project/420m0$Build-2</meta:generator>
  </office:meta>
</office:document-meta>
</file>